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1dca13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9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3aa140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0a549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12e8"/>
    </style:style>
    <style:style style:name="T27" style:family="text">
      <style:text-properties officeooo:rsid="002885ea"/>
    </style:style>
    <style:style style:name="T28" style:family="text">
      <style:text-properties officeooo:rsid="0028ca19"/>
    </style:style>
    <style:style style:name="T29" style:family="text">
      <style:text-properties officeooo:rsid="002aada3"/>
    </style:style>
    <style:style style:name="T30" style:family="text">
      <style:text-properties officeooo:rsid="003936ac"/>
    </style:style>
    <style:style style:name="T31" style:family="text">
      <style:text-properties officeooo:rsid="003aa140"/>
    </style:style>
    <style:style style:name="T32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5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26">6</text:span>.0<text:span text:style-name="T26">6</text:span> <text:span text:style-name="T20">(</text:span><text:span text:style-name="T12">Lo</text:span><text:span text:style-name="T10">ng Term Support</text:span><text:span text:style-name="T20">)</text:span></text:p>
      <text:p text:style-name="P3">Aktuelle Version:<text:tab/><text:span text:style-name="T15">2016.12</text:span></text:p>
      <text:p text:style-name="P5">Betriebssystem:<text:tab/>Linux, Mac OS X, Unix, Windows</text:p>
      <text:p text:style-name="P7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andere relationale Datenbank, <text:span text:style-name="T28">die mit Hibernate verwendet werden kann</text:span><text:line-break/>Java <text:span text:style-name="T27">8</text:span> SDK <text:span text:style-name="T29">und für Entwicklung:</text:span> Apache Ant, <text:span text:style-name="T17">Maven,</text:span> SVN-Client <text:line-break/><text:span text:style-name="T17">Solr-Server</text:span></text:p>
      <text:p text:style-name="P4">Download:<text:tab/><text:span text:style-name="T19">http://mycore.de/download/ <text:s/><text:line-break/> <text:tab/>http://mycore.de/documentation/getting_started/mir.html</text:span></text:p>
      <text:p text:style-name="P8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4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30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7">REST</text:span> oder über Suchmaschinen-Robots. Der Zugriff auf Daten in MyCoRe kann gezielt gesteuert werden über eine Benutzer- und Rechteverwaltung. <text:span text:style-name="T18">Weiterhin besteht die Möglichkeit über LDAP oder Shibboleth den Zugriff zu steuern und ü</text:span>ber <text:span text:style-name="T10">Access Control Listen</text:span> (ACLs) die Zugriffs- und Bearbeitungsrechte auf ein Objekt <text:span text:style-name="T18">zu definieren</text:span>. </text:p>
      <text:p text:style-name="P9"><text:span text:style-name="T31">Anwendung: <text:tab/></text:span><text:span text:style-name="T9">MIR</text:span>, <text:span text:style-name="T23">das </text:span><text:span text:style-name="T13">M</text:span><text:span text:style-name="T14">ODS</text:span><text:span text:style-name="T13"> Institutional Repository</text:span><text:span text:style-name="T32"> </text:span><text:span text:style-name="T33">basiert auf <text:s/>dem MyCoRe-Framework und kann Out-Of-The-Box installiert </text:span><text:span text:style-name="T35">und genutzt </text:span><text:span text:style-name="T33">werden</text:span><text:span text:style-name="T34">:</text:span><text:span text:style-name="T13"> </text:span><text:span text:style-name="T22">http://mycore.de/m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357922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7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11T18:23:39.756000000</dc:date>
    <meta:editing-duration>PT20H24M20S</meta:editing-duration>
    <meta:editing-cycles>73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3" meta:character-count="2813" meta:non-whitespace-character-count="2484"/>
    <meta:user-defined meta:name="Info 1"/>
    <meta:user-defined meta:name="Info 2"/>
    <meta:user-defined meta:name="Info 3"/>
    <meta:user-defined meta:name="Info 4"/>
  </office:meta>
</office:document-meta>
</file>